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3" table:default-cell-style-name="ce8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,R45,R46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0" table:formula="of:=SUMPRODUCT([.$G6:.$G55];[.H6:.H55])" office:value-type="float" office:value="45.9443">
            <text:p>45.94</text:p>
          </table:table-cell>
          <table:table-cell table:style-name="ce10" table:formula="of:=SUMPRODUCT([.$G6:.$G55];[.I6:.I55])" office:value-type="float" office:value="31.6893">
            <text:p>31.69</text:p>
          </table:table-cell>
          <table:table-cell table:style-name="ce10" table:formula="of:=SUMPRODUCT([.$G6:.$G55];[.J6:.J55])" office:value-type="float" office:value="24.8183">
            <text:p>24.8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01T12:20:31</dc:date>
    <dc:creator>chris </dc:creator>
    <meta:editing-duration>P2DT10H1M8S</meta:editing-duration>
    <meta:editing-cycles>254</meta:editing-cycles>
    <meta:generator>LibreOffice/3.5$Linux_x86 LibreOffice_project/350m1$Build-2</meta:generator>
    <meta:document-statistic meta:table-count="3" meta:cell-count="529" meta:object-count="0"/>
  </office:meta>
</office:document-meta>
</file>